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rhythm.mp3" manifest:media-type="application/vnd.sun.star.media"/>
  <manifest:file-entry manifest:full-path="Pictures/10000201000003AF00000212AD5E25F47AEC9C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Rachana2" svg:font-family="Rachana"/>
    <style:font-face style:name="Liberation Mono2" svg:font-family="'Liberation Mono', 'Courier New'" style:font-family-generic="modern" style:font-pitch="fixed"/>
    <style:font-face style:name="AnjaliOldLipi1" svg:font-family="AnjaliOldLipi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Rachana1" svg:font-family="Rachana" style:font-pitch="variable"/>
    <style:font-face style:name="Droid Sans Fallback2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Rachana" svg:font-family="Rach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2.172cm" fo:min-width="13.601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01cm" fo:min-width="25.193cm" fo:padding-top="0cm" fo:padding-bottom="0cm" fo:padding-left="0cm" fo:padding-right="0cm" fo:wrap-option="wrap"/>
    </style:style>
    <style:style style:name="gr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972cm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3.594cm" fo:min-width="28.003cm" fo:padding-top="0cm" fo:padding-bottom="0cm" fo:padding-left="0cm" fo:padding-right="0cm" fo:wrap-option="wrap"/>
    </style:style>
    <style:style style:name="gr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4.972cm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6.3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dash" draw:stroke-dash="Fine_20_Dashed" svg:stroke-width="0.212cm" svg:stroke-color="#009900" draw:marker-start-width="0.518cm" draw:marker-end-width="0.518cm" draw:fill="none" draw:fill-color="#ffffff" draw:auto-grow-height="true" draw:auto-grow-width="false" fo:max-height="0cm" fo:min-height="5.623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6" style:family="graphic" style:parent-style-name="standard">
      <style:graphic-properties draw:stroke="dash" draw:stroke-dash="Ultrafine_20_Dotted_20__28_var_29_" svg:stroke-width="0.159cm" svg:stroke-color="#00cc33" draw:marker-start-width="0.438cm" draw:marker-end-width="0.438cm" draw:fill="none" draw:fill-color="#ffffff" draw:auto-grow-height="true" draw:auto-grow-width="false" fo:max-height="0cm" fo:min-height="5.623cm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5cm" fo:min-width="26.604cm"/>
    </style:style>
    <style:style style:name="gr22" style:family="graphic" style:parent-style-name="standard">
      <style:graphic-properties draw:stroke="solid" svg:stroke-width="0.212cm" svg:stroke-color="#3333ff" draw:marker-start-width="0.518cm" draw:marker-end-width="0.518cm" draw:fill="none" draw:fill-color="#ffffff" draw:auto-grow-height="true" draw:auto-grow-width="false" fo:max-height="0cm" fo:min-height="4.738cm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7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c__20_2_20_Conten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.9cm" fo:margin-bottom="0cm" fo:line-height="100%"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44pt" style:font-size-asian="44pt" style:font-size-complex="4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21" style:family="paragraph">
      <style:paragraph-properties fo:margin-top="0.7cm" fo:margin-bottom="0cm"/>
    </style:style>
    <style:style style:name="P22" style:family="paragraph">
      <loext:graphic-properties draw:fill="none" draw:fill-color="#ffffff"/>
      <style:paragraph-properties fo:margin-top="0.7cm" fo:margin-bottom="0cm"/>
      <style:text-properties fo:color="#000000"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26" style:family="paragraph">
      <style:paragraph-properties fo:margin-left="0.1cm" fo:margin-right="0cm" fo:text-indent="0cm"/>
    </style:style>
    <style:style style:name="P27" style:family="paragraph">
      <style:paragraph-properties fo:margin-left="0.8cm" fo:margin-right="0cm" fo:text-indent="0cm"/>
    </style:style>
    <style:style style:name="P2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ffffff"/>
      <style:text-properties fo:color="#0000ff"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0pt" fo:letter-spacing="normal" fo:font-style="normal" style:text-underline-style="none" fo:font-weight="bold" style:font-name-asian="DejaVu Sans2" style:font-size-asian="100pt" style:font-style-asian="normal" style:font-weight-asian="bold" style:font-name-complex="DejaVu Sans2" style:font-size-complex="100pt" style:font-style-complex="normal" style:font-weight-complex="bold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1" fo:font-size="100pt" fo:letter-spacing="normal" fo:font-style="normal" style:text-underline-style="none" fo:font-weight="bold" style:font-name-asian="DejaVu Sans2" style:font-size-asian="100pt" style:font-style-asian="normal" style:font-weight-asian="bold" style:font-name-complex="DejaVu Sans2" style:font-size-complex="100pt" style:font-style-complex="normal" style:font-weight-complex="bold"/>
    </style:style>
    <style:style style:name="T4" style:family="text">
      <style:text-properties fo:font-variant="normal" fo:text-transform="none" fo:color="#006600" style:text-line-through-style="none" style:text-line-through-type="none" style:text-position="0% 100%" style:font-name="Arial1" fo:font-size="100pt" fo:letter-spacing="normal" fo:font-style="normal" style:text-underline-style="none" fo:font-weight="bold" style:font-name-asian="DejaVu Sans2" style:font-size-asian="100pt" style:font-style-asian="normal" style:font-weight-asian="bold" style:font-name-complex="DejaVu Sans2" style:font-size-complex="100pt" style:font-style-complex="normal" style:font-weight-complex="bold"/>
    </style:style>
    <style:style style:name="T5" style:family="text">
      <style:text-properties fo:font-variant="normal" fo:text-transform="none" fo:color="#990099" style:text-line-through-style="none" style:text-line-through-type="none" style:text-position="0% 100%" style:font-name="Arial1" fo:font-size="100pt" fo:letter-spacing="normal" fo:font-style="normal" style:text-underline-style="none" fo:font-weight="bold" style:font-name-asian="DejaVu Sans2" style:font-size-asian="100pt" style:font-style-asian="normal" style:font-weight-asian="bold" style:font-name-complex="DejaVu Sans2" style:font-size-complex="100pt" style:font-style-complex="normal" style:font-weight-complex="bold"/>
    </style:style>
    <style:style style:name="T6" style:family="text">
      <style:text-properties fo:font-variant="normal" fo:text-transform="none" fo:color="#ff420e" style:text-line-through-style="none" style:text-line-through-type="none" style:text-position="0% 100%" style:font-name="Arial1" fo:font-size="100pt" fo:letter-spacing="normal" fo:font-style="normal" style:text-underline-style="none" fo:font-weight="bold" style:font-name-asian="DejaVu Sans2" style:font-size-asian="100pt" style:font-style-asian="normal" style:font-weight-asian="bold" style:font-name-complex="DejaVu Sans2" style:font-size-complex="100pt" style:font-style-complex="normal" style:font-weight-complex="bold"/>
    </style:style>
    <style:style style:name="T7" style:family="text">
      <style:text-properties fo:font-variant="normal" fo:text-transform="none" fo:color="#661900" style:text-line-through-style="none" style:text-line-through-type="none" style:text-position="0% 100%" style:font-name="Arial1" fo:font-size="100pt" fo:letter-spacing="normal" fo:font-style="normal" style:text-underline-style="none" fo:font-weight="bold" style:font-name-asian="DejaVu Sans2" style:font-size-asian="100pt" style:font-style-asian="normal" style:font-weight-asian="bold" style:font-name-complex="DejaVu Sans2" style:font-size-complex="100pt" style:font-style-complex="normal" style:font-weight-complex="bold"/>
    </style:style>
    <style:style style:name="T8" style:family="text">
      <style:text-properties fo:font-variant="normal" fo:text-transform="none" fo:color="#dd4814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9" style:family="text">
      <style:text-properties fo:font-variant="normal" fo:text-transform="none" fo:color="#dd4814" style:text-line-through-style="none" style:text-line-through-type="none" style:text-position="0% 100%" style:font-name="Arial1" fo:font-size="88pt" fo:letter-spacing="normal" fo:font-style="normal" style:text-underline-style="none" fo:font-weight="bold" style:font-name-asian="DejaVu Sans2" style:font-size-asian="88pt" style:font-style-asian="normal" style:font-weight-asian="bold" style:font-name-complex="DejaVu Sans2" style:font-size-complex="88pt" style:font-style-complex="normal" style:font-weight-complex="bold"/>
    </style:style>
    <style:style style:name="T10" style:family="text">
      <style:text-properties fo:font-variant="normal" fo:text-transform="none" fo:color="#000099" style:text-line-through-style="none" style:text-line-through-type="none" style:text-position="0% 100%" style:font-name="Arial1" fo:font-size="88pt" fo:letter-spacing="normal" fo:font-style="normal" style:text-underline-style="none" fo:font-weight="bold" style:font-name-asian="DejaVu Sans2" style:font-size-asian="88pt" style:font-style-asian="normal" style:font-weight-asian="bold" style:font-name-complex="DejaVu Sans2" style:font-size-complex="88pt" style:font-style-complex="normal" style:font-weight-complex="bold"/>
    </style:style>
    <style:style style:name="T11" style:family="text">
      <style:text-properties fo:font-variant="normal" fo:text-transform="none" fo:color="#009900" style:text-line-through-style="none" style:text-line-through-type="none" style:text-position="0% 100%" style:font-name="Arial1" fo:font-size="72pt" fo:letter-spacing="normal" fo:font-style="normal" style:text-underline-style="none" fo:font-weight="bold" style:font-name-asian="DejaVu Sans2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bold" style:font-name-asian="DejaVu Sans2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13" style:family="text">
      <style:text-properties fo:font-variant="normal" fo:text-transform="none" fo:color="#ff3333" style:text-line-through-style="none" style:text-line-through-type="none" style:text-position="0% 100%" style:font-name="Arial1" fo:font-size="72pt" fo:letter-spacing="normal" fo:font-style="normal" style:text-underline-style="none" fo:font-weight="bold" style:font-name-asian="DejaVu Sans2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14" style:family="text">
      <style:text-properties fo:font-variant="normal" fo:text-transform="none" fo:color="#3333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DejaVu Sans2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16" style:family="text">
      <style:text-properties fo:font-variant="normal" fo:text-transform="none" fo:color="#ff420e" style:text-line-through-style="none" style:text-line-through-type="none" style:text-position="0% 100%" style:font-name="Arial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7" style:family="text">
      <style:text-properties fo:font-variant="normal" fo:text-transform="none" fo:color="#00cc00" style:text-line-through-style="none" style:text-line-through-type="none" style:text-position="0% 100%" style:font-name="Arial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8" style:family="text">
      <style:text-properties fo:font-variant="normal" fo:text-transform="none" fo:color="#3333ff" style:text-line-through-style="none" style:text-line-through-type="none" style:text-position="0% 100%" style:font-name="Arial1" fo:font-size="66pt" fo:letter-spacing="normal" fo:font-style="normal" style:text-underline-style="none" fo:font-weight="bold" fo:background-color="transparent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19" style:family="text">
      <style:text-properties fo:font-variant="normal" fo:text-transform="none" fo:color="#c5000b" style:text-line-through-style="none" style:text-line-through-type="none" style:text-position="0% 100%" style:font-name="Arial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20" style:family="text">
      <style:text-properties fo:font-variant="normal" fo:text-transform="none" fo:color="#cc0000" style:text-line-through-style="none" style:text-line-through-type="none" style:text-position="0% 100%" style:font-name="Arial1" fo:font-size="88pt" fo:letter-spacing="normal" fo:font-style="normal" style:text-underline-style="none" fo:font-weight="bold" style:font-name-asian="DejaVu Sans2" style:font-size-asian="88pt" style:font-style-asian="normal" style:font-weight-asian="bold" style:font-name-complex="DejaVu Sans2" style:font-size-complex="88pt" style:font-style-complex="normal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Arial1" fo:font-size="60pt" fo:letter-spacing="normal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22" style:family="text">
      <style:text-properties fo:font-variant="normal" fo:text-transform="none" fo:color="#0066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23" style:family="text">
      <style:text-properties fo:font-variant="normal" fo:text-transform="none" fo:color="#0066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24" style:family="text">
      <style:text-properties fo:font-variant="normal" fo:text-transform="none" fo:color="#999999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26" style:family="text">
      <style:text-properties fo:font-variant="normal" fo:text-transform="none" fo:color="#99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7" style:family="text">
      <style:text-properties fo:font-variant="normal" fo:text-transform="none" fo:color="#66993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8" style:family="text">
      <style:text-properties fo:font-variant="normal" fo:text-transform="none" fo:color="#669933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0" style:family="text">
      <style:text-properties fo:font-variant="normal" fo:text-transform="none" fo:color="#ff3300" style:text-line-through-style="none" style:text-line-through-type="none" style:text-position="0% 100%" style:font-name="Arial1" fo:font-size="60pt" fo:letter-spacing="normal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31" style:family="text">
      <style:text-properties fo:font-variant="normal" fo:text-transform="none" fo:color="#9900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2" style:family="text">
      <style:text-properties fo:font-variant="normal" fo:text-transform="none" fo:color="#669966" style:text-line-through-style="none" style:text-line-through-type="none" style:text-position="0% 100%" style:font-name="Arial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33" style:family="text">
      <style:text-properties fo:font-variant="normal" fo:text-transform="none" fo:color="#661900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34" style:family="text">
      <style:text-properties fo:font-variant="normal" fo:text-transform="none" fo:color="#ff3333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5" style:family="text">
      <style:text-properties fo:font-variant="normal" fo:text-transform="none" fo:color="#330099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6" style:family="text">
      <style:text-properties fo:font-variant="normal" fo:text-transform="none" fo:color="#6699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7" style:family="text">
      <style:text-properties fo:font-variant="normal" fo:text-transform="none" fo:color="#dd4814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8" style:family="text">
      <style:text-properties fo:font-variant="normal" fo:text-transform="none" fo:color="#990066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39" style:family="text">
      <style:text-properties fo:font-variant="normal" fo:text-transform="none" fo:color="#9966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bold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color="#00cc33" fo:font-size="36pt" style:font-size-asian="36pt" style:font-size-complex="36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ff3333" fo:font-size="28pt" style:font-size-asian="28pt" style:font-size-complex="28pt"/>
    </style:style>
    <style:style style:name="T45" style:family="text">
      <style:text-properties fo:color="#3333ff" fo:font-size="28pt" style:font-size-asian="28pt" style:font-size-complex="28pt"/>
    </style:style>
    <style:style style:name="T46" style:family="text">
      <style:text-properties style:font-name="Liberation Sans2" fo:font-size="28pt" style:font-name-asian="Liberation Mono2" style:font-size-asian="28pt" style:font-size-complex="28pt"/>
    </style:style>
    <style:style style:name="T47" style:family="text">
      <style:text-properties fo:color="#3333ff" style:font-name="Liberation Sans2" fo:font-size="28pt" style:font-name-asian="Liberation Mono2" style:font-size-asian="28pt" style:font-size-complex="28pt"/>
    </style:style>
    <style:style style:name="T48" style:family="text">
      <style:text-properties fo:color="#3333ff" style:font-name="Liberation Sans2" fo:font-size="28pt" style:font-size-asian="28pt" style:font-size-complex="28pt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color="#ff3399" fo:font-size="32pt" style:font-size-asian="32pt" style:font-size-complex="32pt"/>
    </style:style>
    <style:style style:name="T51" style:family="text">
      <style:text-properties fo:color="#000000" fo:font-size="28pt" style:font-size-asian="28pt" style:font-size-complex="28pt"/>
    </style:style>
    <style:style style:name="T52" style:family="text">
      <style:text-properties fo:color="#000000" style:font-name="Liberation Sans2" fo:font-size="28pt" style:font-size-asian="28pt" style:font-size-complex="28pt"/>
    </style:style>
    <style:style style:name="T53" style:family="text">
      <style:text-properties fo:color="#ff00ff" fo:font-size="44pt" style:font-size-asian="44pt" style:font-size-complex="44pt"/>
    </style:style>
    <style:style style:name="T54" style:family="text">
      <style:text-properties fo:font-size="44pt" style:font-size-asian="44pt" style:font-size-complex="44pt"/>
    </style:style>
    <style:style style:name="T55" style:family="text">
      <style:text-properties fo:color="#00cc00" fo:font-size="44pt" style:font-size-asian="44pt" style:font-size-complex="44pt"/>
    </style:style>
    <style:style style:name="T56" style:family="text">
      <style:text-properties fo:color="#000000" fo:font-style="italic" style:font-style-asian="italic" style:font-style-complex="italic"/>
    </style:style>
    <style:style style:name="T57" style:family="text">
      <style:text-properties fo:color="#ff3333" fo:font-size="36pt" style:font-size-asian="36pt" style:font-size-complex="36pt"/>
    </style:style>
    <style:style style:name="T58" style:family="text">
      <style:text-properties fo:font-size="26pt" style:font-size-asian="26pt" style:font-size-complex="26pt"/>
    </style:style>
    <style:style style:name="T59" style:family="text">
      <style:text-properties fo:color="#000000" fo:font-size="18pt" style:font-size-asian="18pt" style:font-size-complex="18pt"/>
    </style:style>
    <style:style style:name="T60" style:family="text">
      <style:text-properties fo:color="#000000" style:font-name="Liberation Sans2" fo:font-size="18pt" style:font-name-asian="Liberation Mono2" style:font-size-asian="18pt" style:font-size-complex="18pt"/>
    </style:style>
    <style:style style:name="T61" style:family="text">
      <style:text-properties fo:color="#000000" style:font-name="Liberation Sans2" fo:font-size="18pt" style:font-size-asian="18pt" style:font-size-complex="18pt"/>
    </style:style>
    <style:style style:name="T62" style:family="text">
      <style:text-properties fo:color="#ff0066" fo:font-size="28pt" style:font-size-asian="28pt" style:font-size-complex="28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Droid Sans Fallback" style:font-size-asian="48pt" style:font-style-asian="normal" style:font-weight-asian="normal" style:font-name-complex="AnjaliOldLipi" style:font-size-complex="4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9933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Droid Sans Fallback" style:font-size-asian="48pt" style:font-style-asian="normal" style:font-weight-asian="normal" style:font-name-complex="AnjaliOldLipi" style:font-size-complex="4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cc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Droid Sans Fallback" style:font-size-asian="48pt" style:font-style-asian="normal" style:font-weight-asian="normal" style:font-name-complex="AnjaliOldLipi" style:font-size-complex="4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7" style:family="text">
      <style:text-properties fo:color="#000000" fo:font-size="40pt" style:font-size-asian="40pt" style:font-size-complex="40pt"/>
    </style:style>
    <style:style style:name="T68" style:family="text">
      <style:text-properties fo:color="#0000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9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0" style:family="text">
      <style:text-properties fo:color="#000000" style:font-name="Liberation Sans2" fo:font-size="40pt" style:font-size-asian="40pt" style:font-size-complex="40pt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AnjaliOldLip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cc33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AnjaliOldLipi" style:font-size-complex="44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cc00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AnjaliOldLipi" style:font-size-complex="4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letter-kerning="true" style:font-name-asian="Droid Sans Fallback" style:font-size-asian="32pt" style:font-style-asian="normal" style:font-name-complex="AnjaliOldLipi" style:font-size-complex="32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style:font-name-asian="Droid Sans Fallback" style:font-size-asian="32pt" style:font-style-asian="normal" style:font-weight-asian="bold" style:font-name-complex="AnjaliOldLipi" style:font-size-complex="3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AnjaliOldLip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24pt" style:font-size-asian="24pt" style:font-size-complex="24pt"/>
    </style:style>
    <style:style style:name="T79" style:family="text">
      <style:text-properties fo:font-size="36pt" fo:font-weight="bold" style:font-size-asian="36pt" style:font-size-complex="36pt"/>
    </style:style>
    <style:style style:name="T80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81" style:family="text">
      <style:text-properties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83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space-before="0.001cm" text:min-label-width="0.599cm"/>
        <style:text-properties fo:font-family="StarSymbol" fo:color="#000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space-before="0.001cm" text:min-label-width="0.599cm"/>
        <style:text-properties fo:font-family="StarSymbol" fo:color="#c5000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space-before="0.001cm" text:min-label-width="0.599cm"/>
        <style:text-properties fo:font-family="StarSymbol" fo:color="#99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space-before="0.001cm" text:min-label-width="0.599cm"/>
        <style:text-properties fo:font-family="StarSymbol" fo:color="#000000" fo:font-size="100%"/>
      </text:list-level-style-bullet>
      <text:list-level-style-bullet text:level="2" text:bullet-char="l">
        <style:list-level-properties text:space-before="0.601cm" text:min-label-width="0.599cm"/>
        <style:text-properties fo:font-family="StarSymbol" fo:color="#0066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">
        <style:list-level-properties text:space-before="3.601cm" text:min-label-width="0.599cm"/>
        <style:text-properties fo:font-family="Wingdings" style:font-charset="x-symbol" fo:color="#0066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l">
        <style:list-level-properties text:space-before="0.001cm" text:min-label-width="0.599cm"/>
        <style:text-properties fo:font-family="StarSymbol" fo:color="#99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l">
        <style:list-level-properties text:space-before="0.001cm" text:min-label-width="0.599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01cm" text:min-label-width="0.599cm"/>
        <style:text-properties fo:font-family="StarSymbol" fo:color="#99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l">
        <style:list-level-properties text:space-before="0.001cm" text:min-label-width="0.599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l">
        <style:list-level-properties text:space-before="0.001cm" text:min-label-width="0.599cm"/>
        <style:text-properties fo:font-family="StarSymbol" fo:color="#99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l">
        <style:list-level-properties text:space-before="1.801cm" text:min-label-width="0.599cm"/>
        <style:text-properties fo:font-family="StarSymbol" fo:color="#669966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l">
        <style:list-level-properties text:space-before="0.001cm" text:min-label-width="0.599cm"/>
        <style:text-properties fo:font-family="StarSymbol" fo:color="#ff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l">
        <style:list-level-properties text:space-before="0.001cm" text:min-label-width="0.599cm"/>
        <style:text-properties fo:font-family="StarSymbol" fo:color="#33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l">
        <style:list-level-properties text:space-before="0.001cm" text:min-label-width="0.599cm"/>
        <style:text-properties fo:font-family="StarSymbol" fo:color="#6699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l">
        <style:list-level-properties text:space-before="0.001cm" text:min-label-width="0.599cm"/>
        <style:text-properties fo:font-family="StarSymbol" fo:color="#dd481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l">
        <style:list-level-properties text:space-before="0.001cm" text:min-label-width="0.599cm"/>
        <style:text-properties fo:font-family="StarSymbol" fo:color="#99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l">
        <style:list-level-properties text:space-before="0.001cm" text:min-label-width="0.599cm"/>
        <style:text-properties fo:font-family="StarSymbol" fo:color="#9966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l">
        <style:list-level-properties text:space-before="0.001cm" text:min-label-width="0.599cm"/>
        <style:text-properties fo:font-family="StarSymbol" fo:color="#ff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l">
        <style:list-level-properties text:space-before="0.001cm" text:min-label-width="0.599cm"/>
        <style:text-properties fo:font-family="StarSymbol" fo:color="#33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l">
        <style:list-level-properties text:space-before="0.001cm" text:min-label-width="0.599cm"/>
        <style:text-properties fo:font-family="StarSymbol" fo:color="#6699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l">
        <style:list-level-properties text:space-before="0.001cm" text:min-label-width="0.599cm"/>
        <style:text-properties fo:font-family="StarSymbol" fo:color="#dd481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0">
      <text:list-level-style-bullet text:level="1" text:bullet-char="l">
        <style:list-level-properties text:space-before="0.001cm" text:min-label-width="0.599cm"/>
        <style:text-properties fo:font-family="StarSymbol" fo:color="#99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1">
      <text:list-level-style-bullet text:level="1" text:bullet-char="l">
        <style:list-level-properties text:space-before="0.001cm" text:min-label-width="0.599cm"/>
        <style:text-properties fo:font-family="StarSymbol" fo:color="#9966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5.192cm" svg:height="3.499cm" svg:x="1.603cm" svg:y="7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P</text:span><text:span text:style-name="T3">O</text:span><text:span text:style-name="T4">E</text:span><text:span text:style-name="T5">T</text:span><text:span text:style-name="T6">R</text:span><text:span text:style-name="T7">Y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3" draw:text-style-name="P2" draw:layer="layout" svg:width="27.193cm" svg:height="11.793cm" svg:x="1.207cm" svg:y="0.6cm">
          <text:p text:style-name="P1"><text:span text:style-name="T8">Poetry </text:span></text:p>
          <text:p text:style-name="P1"><text:span text:style-name="T8"><text:s/></text:span></text:p>
          <text:p text:style-name="P1"><text:span text:style-name="T8">the best words </text:span></text:p>
          <text:p text:style-name="P1"><text:span text:style-name="T8">in the best ord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3" draw:text-style-name="P2" draw:layer="layout" svg:width="23.793cm" svg:height="13.193cm" svg:x="1.8cm" svg:y="0.6cm">
          <text:p text:style-name="P1"><text:span text:style-name="T8">Poetry </text:span></text:p>
          <text:p text:style-name="P4"><text:span text:style-name="T8"><text:s/></text:span><text:span text:style-name="T8">the rhythmical creation of beauty </text:span></text:p>
          <text:p text:style-name="P1"><text:span text:style-name="T8">in 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2cm" svg:height="3.499cm" svg:x="0.8cm" svg:y="0.6cm">
          <text:p text:style-name="P1"><text:span text:style-name="T9">Poetic </text:span><text:span text:style-name="T10">Cr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2cm" svg:height="12.171cm" svg:x="1.4cm" svg:y="4.914cm">
          <text:p text:style-name="P1"><text:span text:style-name="T11">Beautification</text:span><text:span text:style-name="T12"> </text:span><text:span text:style-name="T13">of</text:span><text:span text:style-name="T12"> </text:span><text:span text:style-name="T14">po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25.192cm" svg:height="3.499cm" svg:x="1.4cm" svg:y="0.837cm">
          <text:p text:style-name="P1"><text:span text:style-name="T15">Poetic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0.092cm" svg:height="12.171cm" svg:x="1.103cm" svg:y="6.2cm">
          <text:list text:style-name="L2">
            <text:list-item>
              <text:p text:style-name="P5"><text:span text:style-name="T16">Diction</text:span></text:p>
            </text:list-item>
            <text:list-item>
              <text:p text:style-name="P5"><text:span text:style-name="T17">Musical devices</text:span></text:p>
            </text:list-item>
            <text:list-item>
              <text:p text:style-name="P5"><text:span text:style-name="T18">Imagery</text:span></text:p>
            </text:list-item>
          </text:list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3.6cm" svg:height="12.171cm" svg:x="13.4cm" svg:y="6.622cm">
          <text:list text:style-name="L3">
            <text:list-item>
              <text:p text:style-name="P5"><text:span text:style-name="T19">Figures of Speech</text:span></text:p>
            </text:list-item>
            <text:list-item>
              <text:p text:style-name="P5"><text:span text:style-name="T16">Symbolism</text:span></text:p>
            </text:list-item>
            <text:list-item>
              <text:p text:style-name="P5"><text:span text:style-name="T16">Al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25.192cm" svg:height="3.499cm" svg:x="1.201cm" svg:y="8.694cm">
          <text:p text:style-name="P1"><text:span text:style-name="T20">1. <text:s/>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2cm" svg:height="16.393cm" svg:x="1cm" svg:y="4.2cm">
          <text:p text:style-name="P7"><text:span text:style-name="T1"/></text:p>
          <text:p text:style-name="P7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6" draw:text-style-name="P9" draw:layer="layout" svg:width="25.192cm" svg:height="3cm" svg:x="1.6cm" svg:y="3.6cm">
          <text:list text:style-name="L4">
            <text:list-header>
              <text:p text:style-name="P8"><text:span text:style-name="T21"/></text:p>
            </text:list-header>
          </text:list>
          <text:p text:style-name="P5"><text:span text:style-name="T22"/></text:p>
          <text:p text:style-name="P5"><text:span text:style-name="T22">“</text:span><text:span text:style-name="T22">Here stood I to keep the goal”</text:span><text:span text:style-name="T23"> </text:span></text:p>
          <text:list text:style-name="L5">
            <text:list-item>
              <text:list>
                <text:list-header>
                  <text:p text:style-name="P5"><text:span text:style-name="T23"/></text:p>
                  <text:p text:style-name="P5"><text:span text:style-name="T24">What speciality can you find in the arrangement of words? 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7.2cm" svg:height="5.222cm" svg:x="-1cm" svg:y="0.778cm">
          <draw:text-box>
            <text:list text:style-name="L6">
              <text:list-header>
                <text:p text:style-name="P8"><text:span text:style-name="T21">Arrangement of words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35cm" svg:x="3.074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8" draw:text-style-name="P6" draw:layer="layout" svg:width="28.002cm" svg:height="13.593cm" svg:x="0cm" svg:y="5.407cm">
          <text:list text:style-name="L7">
            <text:list-header>
              <text:p text:style-name="P5"><text:span text:style-name="T25">Sophisticated words</text:span></text:p>
            </text:list-header>
          </text:list>
          <text:p text:style-name="P5"><text:span text:style-name="T26"><text:s/></text:span><text:span text:style-name="T26"><text:tab/></text:span></text:p>
          <text:p text:style-name="P5"><text:span text:style-name="T27">“</text:span><text:span text:style-name="T27">The magical wood in the land of sleep” </text:span></text:p>
          <text:p text:style-name="P5"><text:span text:style-name="T27"/></text:p>
          <text:p text:style-name="P5"><text:span text:style-name="T28">“</text:span><text:span text:style-name="T28">Gather and gleam round my delicate youth” </text:span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2.6cm" svg:height="5.222cm" svg:x="1cm" svg:y="0.8cm">
          <draw:text-box>
            <text:list text:style-name="L8">
              <text:list-header>
                <text:p text:style-name="P5"><text:span text:style-name="T29"><text:s text:c="2"/></text:span><text:span text:style-name="T30">Choice of words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35cm" svg:x="3.074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10" draw:text-style-name="P12" draw:layer="layout" svg:width="25.192cm" svg:height="3.499cm" svg:x="1.201cm" svg:y="0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2cm" svg:height="16.393cm" svg:x="1cm" svg:y="4.2cm">
          <text:list text:style-name="L4">
            <text:list-header>
              <text:p text:style-name="P5"><text:span text:style-name="T31">Simple but strong diction</text:span></text:p>
            </text:list-header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pan text:style-name="T32"/></text:p>
                          <text:p text:style-name="P5"><text:span text:style-name="T32"/></text:p>
                          <text:p text:style-name="P5"><text:span text:style-name="T32">“</text:span><text:span text:style-name="T32">How many years can a mountain exist before it is washed to seas”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1" draw:text-style-name="P13" draw:layer="layout" svg:width="21.999cm" svg:height="6.567cm" svg:x="3.126cm" svg:y="8.878cm">
          <draw:text-box>
            <text:p text:style-name="P1"><text:span text:style-name="T33">2. <text:s/>Musical devices</text:span></text:p>
          </draw:text-box>
        </draw:frame>
        <presentation:notes draw:style-name="dp2">
          <draw:page-thumbnail draw:style-name="gr2" draw:layer="layout" svg:width="14.85cm" svg:height="11.135cm" svg:x="3.074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5.192cm" svg:height="3.499cm" svg:x="1.4cm" svg:y="0.837cm">
          <text:p text:style-name="P1"><text:span text:style-name="T33"><text:s/></text:span><text:span text:style-name="T33">Musical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2cm" svg:height="12.171cm" svg:x="1.6cm" svg:y="5.025cm">
          <text:list text:style-name="L10">
            <text:list-item>
              <text:p text:style-name="P5"><text:span text:style-name="T34">Rhyming words</text:span></text:p>
            </text:list-item>
          </text:list>
          <text:list text:style-name="L11">
            <text:list-item>
              <text:p text:style-name="P5"><text:span text:style-name="T35">Rhyme scheme</text:span></text:p>
            </text:list-item>
          </text:list>
          <text:list text:style-name="L12">
            <text:list-item>
              <text:p text:style-name="P5"><text:span text:style-name="T36">Rhythm</text:span></text:p>
            </text:list-item>
          </text:list>
          <text:list text:style-name="L13">
            <text:list-item>
              <text:p text:style-name="P5"><text:span text:style-name="T37">Alliteration</text:span></text:p>
            </text:list-item>
          </text:list>
          <text:list text:style-name="L14">
            <text:list-item>
              <text:p text:style-name="P5"><text:span text:style-name="T38">Assonance</text:span></text:p>
            </text:list-item>
          </text:list>
          <text:list text:style-name="L15">
            <text:list-item>
              <text:p text:style-name="P5"><text:span text:style-name="T39">Refrain etc.</text:span></text:p>
            </text:list-item>
          </text:list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5cm" svg:x="3.074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2" draw:text-style-name="P14" draw:layer="layout" svg:width="19cm" svg:height="2.385cm" svg:x="1.8cm" svg:y="1cm">
          <draw:text-box>
            <text:list text:style-name="L16">
              <text:list-header>
                <text:p text:style-name="P5"><text:span text:style-name="T40"><text:s/></text:span><text:span text:style-name="T34">Rhyming words</text:span></text:p>
              </text:list-header>
            </text:list>
          </draw:text-box>
        </draw:frame>
        <draw:frame draw:style-name="gr13" draw:text-style-name="P14" draw:layer="layout" svg:width="24.8cm" svg:height="3.095cm" svg:x="2.6cm" svg:y="5.4cm">
          <draw:text-box>
            <text:p><text:span text:style-name="T41">Repetition of</text:span><text:span text:style-name="T42"> similar sounding words</text:span><text:span text:style-name="T41"> occurring </text:span><text:span text:style-name="T42">at the end of lines</text:span><text:span text:style-name="T41"> in poems. </text:span></text:p>
          </draw:text-box>
        </draw:frame>
        <draw:frame draw:style-name="gr14" draw:text-style-name="P14" draw:layer="layout" svg:width="21.8cm" svg:height="6.085cm" svg:x="1.2cm" svg:y="10.8cm">
          <draw:text-box>
            <text:p><text:span text:style-name="T43">Faster than fairies, faster than </text:span><text:span text:style-name="T44">witches</text:span><text:span text:style-name="T43">,</text:span></text:p>
            <text:p><text:span text:style-name="T43">Bridges and houses, hedges and </text:span><text:span text:style-name="T44">ditches;</text:span></text:p>
            <text:p><text:span text:style-name="T43">And charging along like troops in a </text:span><text:span text:style-name="T45">battle,</text:span></text:p>
            <text:p><text:span text:style-name="T46">All through the meadows the horses and </text:span><text:span text:style-name="T47">cattle:</text:span><text:span text:style-name="T48">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2" draw:text-style-name="P14" draw:layer="layout" svg:width="21.8cm" svg:height="2.385cm" svg:x="2.2cm" svg:y="1.6cm">
          <draw:text-box>
            <text:list text:style-name="L17">
              <text:list-header>
                <text:p text:style-name="P5"><text:span text:style-name="T35"><text:s/></text:span><text:span text:style-name="T35">Rhyme scheme</text:span></text:p>
              </text:list-header>
            </text:list>
          </draw:text-box>
        </draw:frame>
        <draw:frame draw:style-name="gr15" draw:text-style-name="P14" draw:layer="layout" svg:width="24.8cm" svg:height="2.783cm" svg:x="1.6cm" svg:y="5.2cm">
          <draw:text-box>
            <text:p><text:span text:style-name="T49">Rhyme scheme is the</text:span><text:span text:style-name="T50"> pattern of rhyming words</text:span><text:span text:style-name="T49"> at the </text:span><text:span text:style-name="T50">end of each line</text:span><text:span text:style-name="T49"> of a poem </text:span></text:p>
          </draw:text-box>
        </draw:frame>
        <draw:frame draw:style-name="gr16" draw:text-style-name="P14" draw:layer="layout" svg:width="23.6cm" svg:height="6.031cm" svg:x="1.4cm" svg:y="9cm">
          <draw:text-box>
            <text:p><text:span text:style-name="T43">Faster than fairies, faster than </text:span><text:span text:style-name="T44">witches</text:span><text:span text:style-name="T43">, (a)</text:span></text:p>
            <text:p><text:span text:style-name="T43">Bridges and houses, hedges and </text:span><text:span text:style-name="T44">ditches; </text:span><text:span text:style-name="T51">(a)</text:span></text:p>
            <text:p><text:span text:style-name="T43">And charging along like troops in a </text:span><text:span text:style-name="T45">battle,</text:span><text:span text:style-name="T51"> (b)</text:span></text:p>
            <text:p><text:span text:style-name="T46">All through the meadows the horses and </text:span><text:span text:style-name="T47">cattle:</text:span><text:span text:style-name="T48"> </text:span><text:span text:style-name="T52"><text:s/>(b)</text:span></text:p>
          </draw:text-box>
        </draw:frame>
        <draw:frame draw:style-name="gr17" draw:text-style-name="P15" draw:layer="layout" svg:width="21.4cm" svg:height="1.991cm" svg:x="2.6cm" svg:y="16.2cm">
          <draw:text-box>
            <text:p><text:span text:style-name="T53">Rhyme scheme </text:span><text:span text:style-name="T54">: </text:span><text:span text:style-name="T55">a a b b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12" draw:text-style-name="P14" draw:layer="layout" svg:width="20.4cm" svg:height="2.385cm" svg:x="1.8cm" svg:y="1.2cm">
          <draw:text-box>
            <text:list text:style-name="L18">
              <text:list-header>
                <text:p text:style-name="P5"><text:span text:style-name="T40"><text:s/></text:span><text:span text:style-name="T36"><text:s text:c="2"/></text:span><text:span text:style-name="T36">Rhythm</text:span></text:p>
              </text:list-header>
            </text:list>
          </draw:text-box>
        </draw:frame>
        <draw:frame draw:style-name="gr18" draw:text-style-name="P17" draw:layer="layout" svg:width="26cm" svg:height="4.835cm" svg:x="0.8cm" svg:y="14.351cm">
          <draw:text-box>
            <text:p text:style-name="P16"><text:span text:style-name="T56"/></text:p>
            <text:p text:style-name="P16"><text:span text:style-name="T41">By the use of</text:span><text:span text:style-name="T57"> Words </text:span></text:p>
            <text:p text:style-name="P16"><text:span text:style-name="T41">with </text:span><text:span text:style-name="T57">regular repeated pattern of <text:s/>sound</text:span><text:span text:style-name="T41">.</text:span></text:p>
            <text:p text:style-name="P16"><text:span text:style-name="T58"/></text:p>
          </draw:text-box>
        </draw:frame>
        <draw:frame draw:style-name="standard" draw:layer="layout" svg:width="2.999cm" svg:height="1.799cm" svg:x="12.401cm" svg:y="5cm">
          <draw:plugin xlink:href="Media/rhythm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9" draw:text-style-name="P18" draw:layer="layout" svg:width="14.4cm" svg:height="3.4cm" svg:x="0.6cm" svg:y="5.6cm">
          <draw:text-box>
            <text:p><text:span text:style-name="T59">Faster than fairies, faster than witches,</text:span></text:p>
            <text:p><text:span text:style-name="T59">Bridges and houses, hedges and ditches;</text:span></text:p>
            <text:p><text:span text:style-name="T59">And charging along like troops in a battle,</text:span></text:p>
            <text:p><text:span text:style-name="T60">All through the meadows the horses and cattle:</text:span><text:span text:style-name="T61"> </text:span></text:p>
          </draw:text-box>
        </draw:frame>
        <draw:frame draw:style-name="gr20" draw:text-style-name="P19" draw:layer="layout" svg:width="23.4cm" svg:height="3.566cm" svg:x="1.2cm" svg:y="10.4cm">
          <draw:text-box>
            <text:p text:style-name="P16"><text:span text:style-name="T44">Can't you identify the rhythm of a moving train?</text:span></text:p>
            <text:p text:style-name="P16"><text:span text:style-name="T62"/></text:p>
            <text:p text:style-name="P16"><text:span text:style-name="T45">Hoe did the poet create that rhythm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2" draw:text-style-name="P14" draw:layer="layout" svg:width="19.4cm" svg:height="2.385cm" svg:x="2.2cm" svg:y="1.4cm">
          <draw:text-box>
            <text:list text:style-name="L19">
              <text:list-header>
                <text:p text:style-name="P5"><text:span text:style-name="T37"><text:s text:c="2"/></text:span><text:span text:style-name="T37">Alliteration</text:span></text:p>
              </text:list-header>
            </text:list>
          </draw:text-box>
        </draw:frame>
        <draw:frame draw:style-name="gr21" draw:text-style-name="P20" draw:layer="layout" svg:width="27.104cm" svg:height="4.045cm" svg:x="0.296cm" svg:y="6.4cm">
          <draw:text-box>
            <text:p text:style-name="P16"><text:span text:style-name="T63">Use of the </text:span><text:span text:style-name="T64">same consonant <text:s/>sound </text:span></text:p>
            <text:p text:style-name="P16"><text:span text:style-name="T63">at the </text:span><text:span text:style-name="T65">beginning of each word</text:span></text:p>
          </draw:text-box>
        </draw:frame>
        <draw:frame draw:style-name="gr22" draw:text-style-name="P22" draw:layer="layout" svg:width="27cm" svg:height="5.2cm" svg:x="0.8cm" svg:y="11.6cm">
          <draw:text-box>
            <text:p text:style-name="P21"><text:span text:style-name="T66">F</text:span><text:span text:style-name="T67">aster than</text:span><text:span text:style-name="T68"> </text:span><text:span text:style-name="T66">f</text:span><text:span text:style-name="T67">airies,</text:span><text:span text:style-name="T66"> f</text:span><text:span text:style-name="T67">aster than witches,</text:span></text:p>
            <text:p><text:span text:style-name="T67">Bridges and </text:span><text:span text:style-name="T69">h</text:span><text:span text:style-name="T67">ouses, </text:span><text:span text:style-name="T69">h</text:span><text:span text:style-name="T67">edges and ditches;</text:span></text:p>
            <text:p><text:span text:style-name="T70"><text:s/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12" draw:text-style-name="P14" draw:layer="layout" svg:width="23.2cm" svg:height="2.385cm" svg:x="1.4cm" svg:y="0.8cm">
          <draw:text-box>
            <text:list text:style-name="L20">
              <text:list-header>
                <text:p text:style-name="P5"><text:span text:style-name="T38"><text:s text:c="2"/></text:span><text:span text:style-name="T38">Assonance</text:span></text:p>
              </text:list-header>
            </text:list>
          </draw:text-box>
        </draw:frame>
        <draw:frame draw:style-name="gr23" draw:text-style-name="P15" draw:layer="layout" svg:width="25.8cm" svg:height="3.731cm" svg:x="1.2cm" svg:y="4.869cm">
          <draw:text-box>
            <text:p><text:span text:style-name="T71">The repetition of </text:span><text:span text:style-name="T72">similar vowel sounds </text:span><text:span text:style-name="T71"><text:s/>in </text:span><text:span text:style-name="T72">near by</text:span><text:span text:style-name="T71"> </text:span><text:span text:style-name="T73"><text:s/>words</text:span></text:p>
          </draw:text-box>
        </draw:frame>
        <draw:frame draw:style-name="gr24" draw:text-style-name="P23" draw:layer="layout" svg:width="26cm" svg:height="2.445cm" svg:x="1.2cm" svg:y="9.355cm">
          <draw:text-box>
            <text:p><text:span text:style-name="T49">“</text:span><text:span text:style-name="T49">R</text:span><text:span text:style-name="T74">ai</text:span><text:span text:style-name="T49">se h</text:span><text:span text:style-name="T74">i</text:span><text:span text:style-name="T49">gh in the br</text:span><text:span text:style-name="T74">i</text:span><text:span text:style-name="T49">ght sk</text:span><text:span text:style-name="T74">y</text:span><text:span text:style-name="T49">”</text:span></text:p>
          </draw:text-box>
        </draw:frame>
        <draw:frame draw:style-name="gr25" draw:text-style-name="P23" draw:layer="layout" svg:width="21.2cm" svg:height="1.517cm" svg:x="1cm" svg:y="11.8cm">
          <draw:text-box>
            <text:p><text:span text:style-name="T75">“</text:span><text:span text:style-name="T75">He g</text:span><text:span text:style-name="T76">i</text:span><text:span text:style-name="T75">ves h</text:span><text:span text:style-name="T76">i</text:span><text:span text:style-name="T75">s harn</text:span><text:span text:style-name="T76">e</text:span><text:span text:style-name="T75">ss b</text:span><text:span text:style-name="T76">e</text:span><text:span text:style-name="T77">lls a shake”</text:span></text:p>
          </draw:text-box>
        </draw:frame>
        <draw:frame draw:style-name="gr26" draw:text-style-name="P24" draw:layer="layout" svg:width="23.6cm" svg:height="2.157cm" svg:x="3.2cm" svg:y="14cm">
          <draw:text-box>
            <text:p><text:span text:style-name="T78">The underlined bold letters in the above extracts are vowel sounds that are repeated to create assonanc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12" draw:text-style-name="P14" draw:layer="layout" svg:width="17.6cm" svg:height="2.385cm" svg:x="1.6cm" svg:y="1.2cm">
          <draw:text-box>
            <text:list text:style-name="L21">
              <text:list-header>
                <text:p text:style-name="P5"><text:span text:style-name="T39"><text:s/></text:span><text:span text:style-name="T39">Refrain</text:span></text:p>
              </text:list-header>
            </text:list>
          </draw:text-box>
        </draw:frame>
        <draw:frame draw:style-name="gr27" draw:text-style-name="P25" draw:layer="layout" svg:width="27.4cm" svg:height="5.939cm" svg:x="0.6cm" svg:y="8cm">
          <draw:text-box>
            <text:p text:style-name="P16"><text:span text:style-name="T79">Refrain is <text:s/>a line or a group of </text:span><text:span text:style-name="T80">some lines</text:span><text:span text:style-name="T79"> that appears at the end of stanza, or appears where a poem divides into different sec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28" draw:text-style-name="P28" draw:layer="layout" svg:width="20.6cm" svg:height="15.007cm" svg:x="5cm" svg:y="4.193cm">
          <draw:text-box>
            <text:p><text:span text:style-name="T81">How many roads must a man walk down</text:span><text:span text:style-name="T81"><text:line-break/></text:span><text:span text:style-name="T81">Before you call him a man?</text:span></text:p>
            <text:p><text:span text:style-name="T81">How many seas must a white dove sail</text:span></text:p>
            <text:p><text:span text:style-name="T81">Before she sleeps in the sand?</text:span></text:p>
            <text:p><text:span text:style-name="T81">Yes, and how many times must the cannon balls fly</text:span></text:p>
            <text:p><text:span text:style-name="T81">Before they're forever banned?</text:span></text:p>
            <text:p text:style-name="P26"><text:span text:style-name="T82">The answer, my friend, is blowin' in the wind</text:span><text:span text:style-name="T82"><text:line-break/></text:span><text:span text:style-name="T82">The answer is blowin' in the wind.</text:span><text:span text:style-name="T81"><text:line-break/></text:span><text:span text:style-name="T81"/></text:p>
            <text:p text:style-name="P27"><text:span text:style-name="T81">Yes, and how many years can a mountain exist</text:span><text:span text:style-name="T81"><text:line-break/></text:span><text:span text:style-name="T81">Before it is washed to the sea?</text:span><text:span text:style-name="T81"><text:line-break/></text:span><text:span text:style-name="T81">Yes, and how many years can some people exist</text:span><text:span text:style-name="T81"><text:line-break/></text:span><text:span text:style-name="T81">Before they're allowed to be free?</text:span><text:span text:style-name="T81"><text:line-break/></text:span><text:span text:style-name="T81">Yes, and how many times can a man turn his head</text:span><text:span text:style-name="T81"><text:line-break/></text:span><text:span text:style-name="T81">And pretend that he just doesn't see?</text:span><text:span text:style-name="T81"><text:line-break/></text:span><text:span text:style-name="T82">The answer, my friend, is blowin' in the wind</text:span><text:span text:style-name="T82"><text:line-break/></text:span><text:span text:style-name="T82">The answer is blowin' in the wind.</text:span></text:p>
          </draw:text-box>
        </draw:frame>
        <draw:frame draw:style-name="gr13" draw:text-style-name="P29" draw:layer="layout" svg:width="21.4cm" svg:height="3.095cm" svg:x="1.8cm" svg:y="0.8cm">
          <draw:text-box>
            <text:p><text:span text:style-name="T83">Identify the refrain in the given poe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Rachana2" svg:font-family="Rachana"/>
    <style:font-face style:name="Liberation Mono2" svg:font-family="'Liberation Mono', 'Courier New'" style:font-family-generic="modern" style:font-pitch="fixed"/>
    <style:font-face style:name="AnjaliOldLipi1" svg:font-family="AnjaliOldLipi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Rachana1" svg:font-family="Rachana" style:font-pitch="variable"/>
    <style:font-face style:name="Droid Sans Fallback2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Rachana" svg:font-family="Rach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Rachana2" style:font-family-asian="Rachana" style:font-size-asian="12pt" style:language-asian="ml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njaliOldLipi1" style:font-family-asian="AnjaliOldLipi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Rachana2" style:font-family-asian="Rachana"/>
    </style:style>
    <style:style style:name="Caption" style:family="graphic">
      <style:paragraph-properties fo:margin-top="0.374cm" fo:margin-bottom="0.374cm" style:text-autospace="none"/>
      <style:text-properties fo:font-style="italic" style:font-name-asian="Rachana2" style:font-family-asian="Rachana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Rachana2" style:font-family-asian="Rachana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AnjaliOldLipi" style:font-family-complex="AnjaliOldLipi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2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48cm"/>
    </style:style>
    <style:style style:name="Mpr13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6cm" svg:height="20.982cm" svg:x="0cm" svg:y="0cm">
        <draw:image xlink:href="Pictures/10000201000003AF00000212AD5E25F47AEC9C84.png" xlink:type="simple" xlink:show="embed" xlink:actuate="onLoad" loext:mime-type="image/png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style-name="Mgr3" draw:text-style-name="MP5" draw:layer="backgroundobjects" svg:width="27.996cm" svg:height="20.982cm" svg:x="0cm" svg:y="0cm">
        <draw:image xlink:href="Pictures/10000201000003AF00000212AD5E25F47AEC9C84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5cm" svg:height="11.135cm" svg:x="3.074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6cm" svg:height="20.982cm" svg:x="0cm" svg:y="0cm">
        <draw:image xlink:href="Pictures/10000201000003AF00000212AD5E25F47AEC9C84.png" xlink:type="simple" xlink:show="embed" xlink:actuate="onLoad" loext:mime-type="image/png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5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7.996cm" svg:height="20.982cm" svg:x="0cm" svg:y="0cm">
        <draw:image xlink:href="Pictures/10000201000003AF00000212AD5E25F47AEC9C84.png" xlink:type="simple" xlink:show="embed" xlink:actuate="onLoad" loext:mime-type="image/png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5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5" draw:layer="backgroundobjects" svg:width="27.996cm" svg:height="20.982cm" svg:x="0cm" svg:y="0cm">
        <draw:image xlink:href="Pictures/10000201000003AF00000212AD5E25F47AEC9C84.png" xlink:type="simple" xlink:show="embed" xlink:actuate="onLoad" loext:mime-type="image/png">
          <text:p/>
        </draw:image>
      </draw:frame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5cm" svg:height="11.135cm" svg:x="3.074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style-name="Mgr3" draw:text-style-name="MP5" draw:layer="backgroundobjects" svg:width="27.996cm" svg:height="20.982cm" svg:x="0cm" svg:y="0cm">
        <draw:image xlink:href="Pictures/10000201000003AF00000212AD5E25F47AEC9C84.png" xlink:type="simple" xlink:show="embed" xlink:actuate="onLoad" loext:mime-type="image/png">
          <text:p/>
        </draw:image>
      </draw:frame>
      <draw:frame presentation:style-name="Blank_20_Slide_5f_-title" draw:layer="backgroundobjects" svg:width="25.2cm" svg:height="3.505cm" svg:x="1.4cm" svg:y="0.837cm" presentation:class="title" presentation:placeholder="true">
        <draw:text-box/>
      </draw:frame>
      <draw:frame presentation:style-name="Blank_20_Slide_5f_-outline1" draw:layer="backgroundobjects" svg:width="25.2cm" svg:height="12.178cm" svg:x="1.4cm" svg:y="4.913cm" presentation:class="outline" presentation:placeholder="true">
        <draw:text-box/>
      </draw:frame>
      <draw:frame presentation:style-name="Mpr12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447cm" svg:x="9.576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_20_Slide_5f_-title" draw:layer="backgroundobjects" svg:width="14.848cm" svg:height="11.135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IN</dc:language>
    <dc:date>2017-08-16T08:17:55.250778697</dc:date>
    <meta:editing-cycles>83</meta:editing-cycles>
    <meta:editing-duration>PT6H28M28S</meta:editing-duration>
    <meta:generator>LibreOffice/6.1.5.2$Linux_X86_64 LibreOffice_project/90f8dcf33c87b3705e78202e3df5142b201bd805</meta:generator>
    <meta:document-statistic meta:object-count="147"/>
  </office:meta>
</office:document-meta>
</file>